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8.419cm"/>
    </style:style>
    <style:style style:name="co3" style:family="table-column">
      <style:table-column-properties fo:break-before="auto" style:column-width="10.6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ul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6" table:default-cell-style-name="Default"/>
        <table:table-row table:style-name="ro1">
          <table:table-cell/>
          <table:table-cell office:value-type="string" calcext:value-type="string">
            <text:p>LABEL="Main" DESCRIPTION="block</text:p>
          </table:table-cell>
          <table:table-cell office:value-type="string" calcext:value-type="string">
            <text:p>LABEL="MainZone" DESCRIPTION="block</text:p>
          </table:table-cell>
          <table:table-cell table:formula="of:=&quot;sed -i -e 's/&quot;&amp;[.B1]&amp;&quot;/&quot;&amp;[.C1]&amp;&quot;/g' *&quot;" office:value-type="string" office:string-value="sed -i -e 's/LABEL=&quot;Main&quot; DESCRIPTION=&quot;block/LABEL=&quot;MainZone&quot; DESCRIPTION=&quot;block/g' *" calcext:value-type="string">
            <text:p>sed -i -e 's/LABEL="Main" DESCRIPTION="block/LABEL="MainZone" DESCRIPTION="block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Main" DESCRIPTION="line</text:p>
          </table:table-cell>
          <table:table-cell office:value-type="string" calcext:value-type="string">
            <text:p>LABEL="DefaultLine" DESCRIPTION="line</text:p>
          </table:table-cell>
          <table:table-cell table:formula="of:=&quot;sed -i -e 's/&quot;&amp;[.B2]&amp;&quot;/&quot;&amp;[.C2]&amp;&quot;/g' *&quot;" office:value-type="string" office:string-value="sed -i -e 's/LABEL=&quot;Main&quot; DESCRIPTION=&quot;line/LABEL=&quot;DefaultLine&quot; DESCRIPTION=&quot;line/g' *" calcext:value-type="string">
            <text:p>sed -i -e 's/LABEL="Main" DESCRIPTION="line/LABEL="DefaultLine" DESCRIPTION="line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Title" DESCRIPTION="line</text:p>
          </table:table-cell>
          <table:table-cell office:value-type="string" calcext:value-type="string">
            <text:p>LABEL="HeadingLine:title" DESCRIPTION="line</text:p>
          </table:table-cell>
          <table:table-cell table:formula="of:=&quot;sed -i -e 's/&quot;&amp;[.B3]&amp;&quot;/&quot;&amp;[.C3]&amp;&quot;/g' *&quot;" office:value-type="string" office:string-value="sed -i -e 's/LABEL=&quot;Title&quot; DESCRIPTION=&quot;line/LABEL=&quot;HeadingLine:title&quot; DESCRIPTION=&quot;line/g' *" calcext:value-type="string">
            <text:p>sed -i -e 's/LABEL="Title" DESCRIPTION="line/LABEL="HeadingLine:title" DESCRIPTION="line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Opener"</text:p>
          </table:table-cell>
          <table:table-cell office:value-type="string" calcext:value-type="string">
            <text:p>LABEL="CustomZone:opener"</text:p>
          </table:table-cell>
          <table:table-cell table:formula="of:=&quot;sed -i -e 's/&quot;&amp;[.B4]&amp;&quot;/&quot;&amp;[.C4]&amp;&quot;/g' *&quot;" office:value-type="string" office:string-value="sed -i -e 's/LABEL=&quot;Opener&quot;/LABEL=&quot;CustomZone:opener&quot;/g' *" calcext:value-type="string">
            <text:p>sed -i -e 's/LABEL="Opener"/LABEL="CustomZone:opener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Closer"</text:p>
          </table:table-cell>
          <table:table-cell office:value-type="string" calcext:value-type="string">
            <text:p>LABEL="CustomZone:closer"</text:p>
          </table:table-cell>
          <table:table-cell table:formula="of:=&quot;sed -i -e 's/&quot;&amp;[.B5]&amp;&quot;/&quot;&amp;[.C5]&amp;&quot;/g' *&quot;" office:value-type="string" office:string-value="sed -i -e 's/LABEL=&quot;Closer&quot;/LABEL=&quot;CustomZone:closer&quot;/g' *" calcext:value-type="string">
            <text:p>sed -i -e 's/LABEL="Closer"/LABEL="CustomZone:closer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RunningTitle"</text:p>
          </table:table-cell>
          <table:table-cell office:value-type="string" calcext:value-type="string">
            <text:p>LABEL="RunningTitleZone"</text:p>
          </table:table-cell>
          <table:table-cell table:formula="of:=&quot;sed -i -e 's/&quot;&amp;[.B6]&amp;&quot;/&quot;&amp;[.C6]&amp;&quot;/g' *&quot;" office:value-type="string" office:string-value="sed -i -e 's/LABEL=&quot;RunningTitle&quot;/LABEL=&quot;RunningTitleZone&quot;/g' *" calcext:value-type="string">
            <text:p>sed -i -e 's/LABEL="RunningTitle"/LABEL="RunningTitleZon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Page"</text:p>
          </table:table-cell>
          <table:table-cell office:value-type="string" calcext:value-type="string">
            <text:p>LABEL="CustomZone:page"</text:p>
          </table:table-cell>
          <table:table-cell table:formula="of:=&quot;sed -i -e 's/&quot;&amp;[.B7]&amp;&quot;/&quot;&amp;[.C7]&amp;&quot;/g' *&quot;" office:value-type="string" office:string-value="sed -i -e 's/LABEL=&quot;Page&quot;/LABEL=&quot;CustomZone:page&quot;/g' *" calcext:value-type="string">
            <text:p>sed -i -e 's/LABEL="Page"/LABEL="CustomZone:pag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Correction"</text:p>
          </table:table-cell>
          <table:table-cell office:value-type="string" calcext:value-type="string">
            <text:p>LABEL="InterlinearLine"</text:p>
          </table:table-cell>
          <table:table-cell table:formula="of:=&quot;sed -i -e 's/&quot;&amp;[.B8]&amp;&quot;/&quot;&amp;[.C8]&amp;&quot;/g' *&quot;" office:value-type="string" office:string-value="sed -i -e 's/LABEL=&quot;Correction&quot;/LABEL=&quot;InterlinearLine&quot;/g' *" calcext:value-type="string">
            <text:p>sed -i -e 's/LABEL="Correction"/LABEL="InterlinearLin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Signature"</text:p>
          </table:table-cell>
          <table:table-cell office:value-type="string" calcext:value-type="string">
            <text:p>LABEL="CustomLine:signature"</text:p>
          </table:table-cell>
          <table:table-cell table:formula="of:=&quot;sed -i -e 's/&quot;&amp;[.B9]&amp;&quot;/&quot;&amp;[.C9]&amp;&quot;/g' *&quot;" office:value-type="string" office:string-value="sed -i -e 's/LABEL=&quot;Signature&quot;/LABEL=&quot;CustomLine:signature&quot;/g' *" calcext:value-type="string">
            <text:p>sed -i -e 's/LABEL="Signature"/LABEL="CustomLine:signatur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Verse"</text:p>
          </table:table-cell>
          <table:table-cell office:value-type="string" calcext:value-type="string">
            <text:p>LABEL="CustomLine:verse"</text:p>
          </table:table-cell>
          <table:table-cell table:formula="of:=&quot;sed -i -e 's/&quot;&amp;[.B10]&amp;&quot;/&quot;&amp;[.C10]&amp;&quot;/g' *&quot;" office:value-type="string" office:string-value="sed -i -e 's/LABEL=&quot;Verse&quot;/LABEL=&quot;CustomLine:verse&quot;/g' *" calcext:value-type="string">
            <text:p>sed -i -e 's/LABEL="Verse"/LABEL="CustomLine:vers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Dateline"</text:p>
          </table:table-cell>
          <table:table-cell office:value-type="string" calcext:value-type="string">
            <text:p>LABEL="CustomLine:dateline"</text:p>
          </table:table-cell>
          <table:table-cell table:formula="of:=&quot;sed -i -e 's/&quot;&amp;[.B11]&amp;&quot;/&quot;&amp;[.C11]&amp;&quot;/g' *&quot;" office:value-type="string" office:string-value="sed -i -e 's/LABEL=&quot;Dateline&quot;/LABEL=&quot;CustomLine:dateline&quot;/g' *" calcext:value-type="string">
            <text:p>sed -i -e 's/LABEL="Dateline"/LABEL="CustomLine:datelin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Salute"</text:p>
          </table:table-cell>
          <table:table-cell office:value-type="string" calcext:value-type="string">
            <text:p>LABEL="CustomLine:salute"</text:p>
          </table:table-cell>
          <table:table-cell table:formula="of:=&quot;sed -i -e 's/&quot;&amp;[.B12]&amp;&quot;/&quot;&amp;[.C12]&amp;&quot;/g' *&quot;" office:value-type="string" office:string-value="sed -i -e 's/LABEL=&quot;Salute&quot;/LABEL=&quot;CustomLine:salute&quot;/g' *" calcext:value-type="string">
            <text:p>sed -i -e 's/LABEL="Salute"/LABEL="CustomLine:salute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Postscript"</text:p>
          </table:table-cell>
          <table:table-cell office:value-type="string" calcext:value-type="string">
            <text:p>LABEL="CustomLine:postscript"</text:p>
          </table:table-cell>
          <table:table-cell table:formula="of:=&quot;sed -i -e 's/&quot;&amp;[.B13]&amp;&quot;/&quot;&amp;[.C13]&amp;&quot;/g' *&quot;" office:value-type="string" office:string-value="sed -i -e 's/LABEL=&quot;Postscript&quot;/LABEL=&quot;CustomLine:postscript&quot;/g' *" calcext:value-type="string">
            <text:p>sed -i -e 's/LABEL="Postscript"/LABEL="CustomLine:postscript"/g' *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ABEL="Numbering"</text:p>
          </table:table-cell>
          <table:table-cell office:value-type="string" calcext:value-type="string">
            <text:p>LABEL="NumberingZone"</text:p>
          </table:table-cell>
          <table:table-cell table:formula="of:=&quot;sed -i -e 's/&quot;&amp;[.B14]&amp;&quot;/&quot;&amp;[.C14]&amp;&quot;/g' *&quot;" office:value-type="string" office:string-value="sed -i -e 's/LABEL=&quot;Numbering&quot;/LABEL=&quot;NumberingZone&quot;/g' *" calcext:value-type="string">
            <text:p>sed -i -e 's/LABEL="Numbering"/LABEL="NumberingZone"/g' *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333333"/>
      <style:text-properties fo:color="#b4c7dc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6:09:16.586614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odele_1</dc:title>
    <meta:editing-duration>PT46S</meta:editing-duration>
    <meta:editing-cycles>2</meta:editing-cycles>
    <meta:generator>LibreOffice/6.4.7.2$Linux_X86_64 LibreOffice_project/40$Build-2</meta:generator>
    <meta:creation-date>2022-05-05T16:09:17.012871977</meta:creation-date>
    <dc:date>2022-05-05T16:21:43.940288174</dc:date>
    <meta:document-statistic meta:table-count="1" meta:cell-count="42" meta:object-count="0"/>
    <meta:template xlink:type="simple" xlink:actuate="onRequest" xlink:title="Modele_1" xlink:href="../../../../../.config/libreoffice/4/user/template/Modele_11.ots" meta:date="2022-05-05T16:09:16.615337116"/>
  </office:meta>
</office:document-meta>
</file>